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0.7535in"/>
    </style:style>
    <style:style style:name="co5" style:family="table-column">
      <style:table-column-properties fo:break-before="auto" style:column-width="0.8181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0.6252in"/>
    </style:style>
    <style:style style:name="co9" style:family="table-column">
      <style:table-column-properties fo:break-before="auto" style:column-width="6.9508in"/>
    </style:style>
    <style:style style:name="co10" style:family="table-column">
      <style:table-column-properties fo:break-before="auto" style:column-width="2.2437in"/>
    </style:style>
    <style:style style:name="co11" style:family="table-column">
      <style:table-column-properties fo:break-before="auto" style:column-width="1.1827in"/>
    </style:style>
    <style:style style:name="co12" style:family="table-column">
      <style:table-column-properties fo:break-before="auto" style:column-width="0.9783in"/>
    </style:style>
    <style:style style:name="co13" style:family="table-column">
      <style:table-column-properties fo:break-before="auto" style:column-width="1.9008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1.2043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entiment_dictionary_add_irreg_token_rul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TokensDirty</text:p>
          </table:table-cell>
          <table:table-cell office:value-type="string" calcext:value-type="string">
            <text:p>TokensClean</text:p>
          </table:table-cell>
          <table:table-cell office:value-type="string" calcext:value-type="string">
            <text:p>TokenType</text:p>
          </table:table-cell>
          <table:table-cell office:value-type="string" calcext:value-type="string">
            <text:p>NumGrams</text:p>
          </table:table-cell>
          <table:table-cell office:value-type="string" calcext:value-type="string">
            <text:p>PunktFlag</text:p>
          </table:table-cell>
          <table:table-cell office:value-type="string" calcext:value-type="string">
            <text:p>TokenRank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DateCreated</text:p>
          </table:table-cell>
          <table:table-cell office:value-type="string" calcext:value-type="string">
            <text:p>Irregular</text:p>
          </table:table-cell>
          <table:table-cell office:value-type="string" calcext:value-type="string">
            <text:p>RuleDescription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ConfirmCondition</text:p>
          </table:table-cell>
          <table:table-cell office:value-type="string" calcext:value-type="string">
            <text:p>Anchor_token</text:p>
          </table:table-cell>
          <table:table-cell office:value-type="string" calcext:value-type="string">
            <text:p>Target_tokens</text:p>
          </table:table-cell>
          <table:table-cell office:value-type="string" calcext:value-type="string">
            <text:p>Window_size</text:p>
          </table:table-cell>
          <table:table-cell office:value-type="string" calcext:value-type="string">
            <text:p>Window_direction</text:p>
          </table:table-cell>
          <table:table-cell table:number-columns-repeated="1008"/>
        </table:table-row>
        <table:table-row table:style-name="ro1" table:visibility="filter">
          <table:table-cell table:number-columns-repeated="2"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Leg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" calcext:value-type="float">
            <text:p>-1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144a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band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bandon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bandonme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berra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berratio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bnorma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bnormall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bolish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bov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brogat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brup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brupt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bsenc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bse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bundan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bus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bus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busiv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ccelerat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ccelerated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ccelerating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ccep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cceptabl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ccept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ccide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ccidental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ccident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ccomplish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ccomplish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ccomplishe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ccomplish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ccomplishmen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ccomplishment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ccurac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ccurat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ccuratel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chiev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chiev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chievemen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chievement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chieve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chiev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cumen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cute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dap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daptiv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dditional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dequac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dequat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dequate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djudicated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dvanc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dvanced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dvancemen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dvancement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dvance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dvanc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dvantag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dvantag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dvantageou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dvantageousl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dvantage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dversaria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dvers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dverse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dversely affect</text:p>
          </table:table-cell>
          <table:table-cell office:value-type="string" calcext:value-type="string">
            <text:p>Negati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dversely affected</text:p>
          </table:table-cell>
          <table:table-cell office:value-type="string" calcext:value-type="string">
            <text:p>Negati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dversit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dvisabilit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dvisabl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dvis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ffluenc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ffor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ffordabl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fford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fford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ftermath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gains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liena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llegatio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llege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lleg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llianc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lliance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llow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llowabl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llow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lmost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lteration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lways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mbiguous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mpl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mplified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mplif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nomalies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noma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nti</text:p>
          </table:table-cell>
          <table:table-cell office:value-type="string" calcext:value-type="string">
            <text:p>Nega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nticipate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nticipated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nticipates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nticipating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nticipation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ntitrus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pparent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pparentl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ppear</text:p>
          </table:table-cell>
          <table:table-cell office:value-type="string" calcext:value-type="string">
            <text:p>Mo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ppeared</text:p>
          </table:table-cell>
          <table:table-cell office:value-type="string" calcext:value-type="string">
            <text:p>Mo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ppearing</text:p>
          </table:table-cell>
          <table:table-cell office:value-type="string" calcext:value-type="string">
            <text:p>Mo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ppears</text:p>
          </table:table-cell>
          <table:table-cell office:value-type="string" calcext:value-type="string">
            <text:p>Mo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ppropriat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ppropriate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pproximate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pproximated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pproximates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pproximating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pproximation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pproximations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rbitrari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rbitrar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re not</text:p>
          </table:table-cell>
          <table:table-cell office:value-type="string" calcext:value-type="string">
            <text:p>Nega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aren't</text:p>
          </table:table-cell>
          <table:table-cell office:value-type="string" calcext:value-type="string">
            <text:p>arent</text:p>
          </table:table-cell>
          <table:table-cell office:value-type="string" calcext:value-type="string">
            <text:p>Negato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rrearag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rrearag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rrear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rtificia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rtificial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assum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at as negative but not if the word is within 1 of example! Chart! Or Performance, in which case do not count</text:p>
          </table:table-cell>
          <table:table-cell office:value-type="string" calcext:value-type="string">
            <text:p>if condition don’t 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ume</text:p>
          </table:table-cell>
          <table:table-cell office:value-type="string" calcext:value-type="string">
            <text:p>example, chart, perform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assum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at as negative but not if the word is within 1 of example! Chart! Or Performance, in which case do not count</text:p>
          </table:table-cell>
          <table:table-cell office:value-type="string" calcext:value-type="string">
            <text:p>if condition don’t 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umed</text:p>
          </table:table-cell>
          <table:table-cell office:value-type="string" calcext:value-type="string">
            <text:p>example, chart, perform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assum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at as negative but not if the word is within 1 of example! Chart! Or Performance, in which case do not count</text:p>
          </table:table-cell>
          <table:table-cell office:value-type="string" calcext:value-type="string">
            <text:p>if condition don’t 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umes</text:p>
          </table:table-cell>
          <table:table-cell office:value-type="string" calcext:value-type="string">
            <text:p>example, chart, perform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table:number-columns-repeated="1008"/>
        </table:table-row>
        <table:table-row table:style-name="ro1" table:visibility="filter">
          <table:table-cell table:number-columns-repeated="2" office:value-type="string" calcext:value-type="string">
            <text:p>assuming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ssumption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ssumptions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ssuranc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ssurance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ssur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ssur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ttain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ttainabl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ttain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ttain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ttainmen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ttorney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ttrac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ttract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ttractiv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ttractivenes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typical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ugment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usterit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uthoritaria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verag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avoid</text:p>
          </table:table-cell>
          <table:table-cell office:value-type="string" calcext:value-type="string">
            <text:p>Nega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a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ad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ai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ailou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alanc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alanc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alanc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a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ankrup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ankruptcies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ankruptc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ann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a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arrier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arrier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ea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eginning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elief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elieve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elieved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elieves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elieving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elow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eneficial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eneficiall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enefi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enefit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enefit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enefit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enefitt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enefitt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es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ette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eyond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ig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igge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iggest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old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oom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oom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oos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ottleneck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ottom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oycot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oycott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reach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reach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reach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reak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reakdow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reakdow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reak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reak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reakthrough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reakthrough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riber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road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roke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urde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urden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urde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burdensom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an</text:p>
          </table:table-cell>
          <table:table-cell office:value-type="string" calcext:value-type="string">
            <text:p>Mo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can't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Negato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ance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ancel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ancella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ancell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ancell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ancel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annot</text:p>
          </table:table-cell>
          <table:table-cell office:value-type="string" calcext:value-type="string">
            <text:p>Nega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apabilit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apabl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ar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areful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arefull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asualt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atastroph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atastroph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atastrophic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autious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eas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eas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eas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entral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entral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ertain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ertaint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halleng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halleng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halleng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halleng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hance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hances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hange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hanged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hanges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hanging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harge</text:p>
          </table:table-cell>
          <table:table-cell office:value-type="string" calcext:value-type="string">
            <text:p>Negati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harg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harg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harg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haritabl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heap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heaper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heapes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ircumven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laim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laimant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laimants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laimed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laiming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laim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larification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larifications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las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lass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lean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lear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los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los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lose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loseou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los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losing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losur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losur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dification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erc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llaborat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llaborate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llaboration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llaborativ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llaps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llaps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llateral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llud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llus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mfor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mfortabl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mmon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mpatibilit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mpatibl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mpel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mpelled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mpetenc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mpeten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mpeti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mplaint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mplet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mplete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mplica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mplicatio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mplimen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mplimentar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mpliment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mprehensiv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mprehensive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mpulsory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cer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cern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cern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cer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clud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clusion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clusiv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currenc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curren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demnation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ditional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ditional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fidenc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fiden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fisca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fiscatio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flic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flict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flict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fro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frontatio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fron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front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fus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fus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siderabl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siderab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sidered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sistenc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sisten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sistentl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stantl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stitution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stitutional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struction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structiv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structivel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ten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ten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tentiou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tes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tes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tested matters</text:p>
          </table:table-cell>
          <table:table-cell office:value-type="string" calcext:value-type="string">
            <text:p>Leg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test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tingencies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tingent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tinual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tinual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tinuit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tinuous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tract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tracted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tractholders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tracting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trac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tracts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tractual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tractually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tradic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tradic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tradic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tradictor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tradict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trar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troversia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troversi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trovers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venienc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nvenien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rrec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rrect error</text:p>
          </table:table-cell>
          <table:table-cell office:value-type="string" calcext:value-type="string">
            <text:p>Negati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rrect errors</text:p>
          </table:table-cell>
          <table:table-cell office:value-type="string" calcext:value-type="string">
            <text:p>Negati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rrec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rrect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rrec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rrectio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rrectl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rrectnes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rrect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rrupt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rrup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s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st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st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uld</text:p>
          </table:table-cell>
          <table:table-cell office:value-type="string" calcext:value-type="string">
            <text:p>Mo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uld not</text:p>
          </table:table-cell>
          <table:table-cell office:value-type="string" calcext:value-type="string">
            <text:p>Nega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couldn't</text:p>
          </table:table-cell>
          <table:table-cell office:value-type="string" calcext:value-type="string">
            <text:p>couldnt</text:p>
          </table:table-cell>
          <table:table-cell office:value-type="string" calcext:value-type="string">
            <text:p>Negato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unsel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unsels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unterclaims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unterfei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untermeasur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urt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ourts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reativ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reativit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rime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rimes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rimina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riminalizing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ris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risi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ritical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ritical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rucia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urrent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urrent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urtai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urtail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urtail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urtailme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urtail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ustomaril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ustomar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u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utback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yberattack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ybercrim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cynicism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amag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amag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amag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ampe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ampen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anger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anger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cep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ceptiv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clin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clin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clin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clin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creas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creases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creasing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ep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defaul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at as negative but not if "credit default swaps" or "default swaps"</text:p>
          </table:table-cell>
          <table:table-cell office:value-type="string" calcext:value-type="string">
            <text:p>if condition don’t 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credit, swa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table:number-columns-repeated="1008"/>
        </table:table-row>
        <table:table-row table:style-name="ro1" table:visibility="filter">
          <table:table-cell table:number-columns-repeated="2" office:value-type="string" calcext:value-type="string">
            <text:p>defaul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fault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fault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fea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fec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fectiv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fect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fen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fend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fens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fensibl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fensiv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fer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ferr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ficienci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ficienc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fici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ficit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finite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frau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grada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grad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gre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la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lay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lay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lay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liberat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liberate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linquenci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linquenc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linque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lis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lis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list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man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mand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mand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mand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nia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ni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n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pend</text:p>
          </table:table-cell>
          <table:table-cell office:value-type="string" calcext:value-type="string">
            <text:p>Mo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pendabl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pended</text:p>
          </table:table-cell>
          <table:table-cell office:value-type="string" calcext:value-type="string">
            <text:p>Mo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pendenc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pendenci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pendenc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pende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pending</text:p>
          </table:table-cell>
          <table:table-cell office:value-type="string" calcext:value-type="string">
            <text:p>Mo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pends</text:p>
          </table:table-cell>
          <table:table-cell office:value-type="string" calcext:value-type="string">
            <text:p>Mo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plet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ple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plet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ple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preciat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preciat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pres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press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press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press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press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priciat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priv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priv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sirabilit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sirabl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sir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sir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sire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stabiliz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stabiliz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stabiliz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stro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stroy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struc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structiv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ter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teriorat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teriora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teriorat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teriorat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teriora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terioratio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trac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trac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trime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trimenta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trimental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triment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valua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valu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valu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vasta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viat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viated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viat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viating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via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viations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vot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evot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d not</text:p>
          </table:table-cell>
          <table:table-cell office:value-type="string" calcext:value-type="string">
            <text:p>Nega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idn't</text:p>
          </table:table-cell>
          <table:table-cell office:value-type="string" calcext:value-type="string">
            <text:p>didnt</text:p>
          </table:table-cell>
          <table:table-cell office:value-type="string" calcext:value-type="string">
            <text:p>Negato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ffer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ffered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fference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fferent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fferential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fferentl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ffering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ffers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fficul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fficulti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fficult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fficult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ligenc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ligen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llu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lut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lu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lut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lutiv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minish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minish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minish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minu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advantag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advantag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advantageou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advantag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agre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agreeme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agreement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allow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allowanc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appear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appearanc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appear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appoi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appoin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appoint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appointme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appointment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approva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approv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approv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aster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aster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ciplinar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ciplin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claim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claimer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claimer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claim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continuanc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continua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continu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continu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courag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courag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courag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crepanci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crepanc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cret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favor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favor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gorg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interested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miss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order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order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pariti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parit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plac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placeme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pos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pos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proportiona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proportionat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proportionate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put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pu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put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qualifica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qualifi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qualif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rup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rup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rupt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rup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ruptio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ruptiv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solu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tant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tinc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tinction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tinctiv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tor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tor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tort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tor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tortio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tres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tress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sturbanc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vergence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verging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vers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ver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ves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vest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vestitur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vestitur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ivest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dd frank</text:p>
          </table:table-cell>
          <table:table-cell office:value-type="string" calcext:value-type="string">
            <text:p>Leg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es not</text:p>
          </table:table-cell>
          <table:table-cell office:value-type="string" calcext:value-type="string">
            <text:p>Nega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esn't</text:p>
          </table:table-cell>
          <table:table-cell office:value-type="string" calcext:value-type="string">
            <text:p>doesnt</text:p>
          </table:table-cell>
          <table:table-cell office:value-type="string" calcext:value-type="string">
            <text:p>Negato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minanc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minant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don'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Negato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ubt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ubtfu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ubts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wngrad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wngrad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wngrad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wngrad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wnsid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wnsiz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wnsiz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wntim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wntur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wntur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wnwar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ownward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ra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ramatic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ramatical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rastic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rastical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rop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ropp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ropping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rop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rough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rought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urabilit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urabl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ures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ynamic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ysfunc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dysfunctio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ar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arn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arn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arning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asier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asil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as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as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ffec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ffectiv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ffectivel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fficiencie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fficienc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fficien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fficientl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gregiou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gregious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levat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levated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levating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mbargo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mbargoes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mphasis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mpower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mpower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mpower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nabl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nable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nabl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ncourag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ncourag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ncourage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ncourag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ncumber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ncumber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ncumbrances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ndur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ndur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nhanc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nhanc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nhancemen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nhancement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nhance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nhanc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njo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njoy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njoy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njoy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nough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ntire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ntiret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qui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quitabl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rod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rod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rod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rod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ros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rr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rratic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rratical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rr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rroneou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rroneous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rror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rror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scalat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scala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scalat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scalat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special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spionag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ssential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ssential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thical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thicall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thic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vas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ve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ventual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ventuall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ver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acerbat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acerba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acerbat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acerbat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act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act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aggerat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aggera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aggerat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ceed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ceeding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cel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cellenc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cell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ception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ceptional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ceptionall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ces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cessiv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cessive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cit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cit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clusiv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clusive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emplar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pect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pected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pecting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pects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pens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pens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pensiv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ploi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ploita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ploi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ploit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ponential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pos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pos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pos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pos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posur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propriat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propria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propriat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propriat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propria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propriatio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tensiv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tensive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tra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traordinari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traordinar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trem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extreme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acto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ail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ail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ail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ailur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ailur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ai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air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al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alle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all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allou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a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arthe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ast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aste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aul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ault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avor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avorabl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avorabl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avor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avor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avorit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ear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ear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el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ew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ide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in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in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ir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irm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law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law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law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lexibilit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lexibl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luctuate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luctuated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luctuates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luctuating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luctuation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luctuations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oo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orc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orc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orc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orc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oreclos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oreclos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oreclosure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oreclosur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orego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orego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orego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oregon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orfei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orfeit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orfeitur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ragi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rau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raudulent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requenc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requent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requent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riendl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ulle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ul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unctional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functionalit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gain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gain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gain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gain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general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general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generou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genocida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goal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government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gradual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gradual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grantor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grea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greate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greates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great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grievanc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gros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gross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ground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grown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growth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f not "growth company"</text:p>
          </table:table-cell>
          <table:table-cell office:value-type="string" calcext:value-type="string">
            <text:p>if condition don’t count as posi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comp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</text:p>
          </table:table-cell>
          <table:table-cell table:number-columns-repeated="1008"/>
        </table:table-row>
        <table:table-row table:style-name="ro1" table:visibility="filter">
          <table:table-cell table:number-columns-repeated="2" office:value-type="string" calcext:value-type="string">
            <text:p>guarante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guarant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guardian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ad no</text:p>
          </table:table-cell>
          <table:table-cell office:value-type="string" calcext:value-type="string">
            <text:p>Nega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hadn't</text:p>
          </table:table-cell>
          <table:table-cell office:value-type="string" calcext:value-type="string">
            <text:p>hadnt</text:p>
          </table:table-cell>
          <table:table-cell office:value-type="string" calcext:value-type="string">
            <text:p>Negato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al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al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amper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amper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amper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arde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ardship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ardship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arm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arm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armfu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armonization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armoniz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arm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arsh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arsher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as not</text:p>
          </table:table-cell>
          <table:table-cell office:value-type="string" calcext:value-type="string">
            <text:p>Nega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hasn't</text:p>
          </table:table-cell>
          <table:table-cell office:value-type="string" calcext:value-type="string">
            <text:p>hasnt</text:p>
          </table:table-cell>
          <table:table-cell office:value-type="string" calcext:value-type="string">
            <text:p>Negato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ave no</text:p>
          </table:table-cell>
          <table:table-cell office:value-type="string" calcext:value-type="string">
            <text:p>Nega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haven't</text:p>
          </table:table-cell>
          <table:table-cell office:value-type="string" calcext:value-type="string">
            <text:p>havent</text:p>
          </table:table-cell>
          <table:table-cell office:value-type="string" calcext:value-type="string">
            <text:p>Negato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azard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azardous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azard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ealthcar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ealth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eavi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eav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eightened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idden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Degre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ighe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ighest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igh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inder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inder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onor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onor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osti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ostilit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ug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ur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urt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hype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deal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deall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d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gnor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gnor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gnor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l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llega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lliqui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lliquidit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matur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mediat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mediate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minent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ac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ac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air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air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air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airme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airment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air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ed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ed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edime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ediment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ed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end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erfec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erfec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erfectio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erfect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ermissi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ortanc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ortant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ortant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ossi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ractica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ractica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recise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recise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recision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roper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roper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rov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rov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rovemen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rovement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rove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rov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mprude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abilit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accessi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accuraci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accurac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accurat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accurate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ac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adequac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adequat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adverte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advertent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advisa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appropriat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appropriate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capa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centiv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cidenc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cide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cident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compatibilit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compati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complet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consistenci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consistenc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consiste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correc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correct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creas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creased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creases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creasing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cremental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definite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definitel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demnification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demnify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determinate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dicate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effectiv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effective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efficienci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efficienc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efficie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eligi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equalit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equita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experienc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experienc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feasi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ferior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festa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fla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fluential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fractio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frequent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frequent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fring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fringeme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fring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hibi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junc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junctions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juri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jur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novat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novat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novation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novation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novativ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novator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operativ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opportun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ordinate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significant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solvenci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solvenc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solvent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stabilities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stabilit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sufficienc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sufficie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sufficient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sur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sur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surrectio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tegral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tegrit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telligenc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telligen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telligentl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tens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tense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tensif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tentiona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tentionall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terfer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terfer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terferenc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terferenc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terfer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terfer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termediat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terrup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terrup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terrup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terruptio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tervention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trusiv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vali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validat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valida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validat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validat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valida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ven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vent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vention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voluntari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nvoluntary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rrationa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rrationall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rregular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rregulariti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rregular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rrevocable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rrevocably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is not</text:p>
          </table:table-cell>
          <table:table-cell office:value-type="string" calcext:value-type="string">
            <text:p>Nega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isn't</text:p>
          </table:table-cell>
          <table:table-cell office:value-type="string" calcext:value-type="string">
            <text:p>isnt</text:p>
          </table:table-cell>
          <table:table-cell office:value-type="string" calcext:value-type="string">
            <text:p>Negato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jeopardiz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jeopardiz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jeopardiz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jeopard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judicial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junio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jurisdiction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jurisdictional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jurisdictions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knowledgeabl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ack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ack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ack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ackluster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ack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a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agg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agg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ag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aps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aps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arg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arge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ast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asting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ast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late</text:p>
          </table:table-cell>
          <table:table-cell office:value-type="string" calcext:value-type="string">
            <text:p>Negati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at as negative but not if "in late" indicating time which is no category</text:p>
          </table:table-cell>
          <table:table-cell office:value-type="string" calcext:value-type="string">
            <text:p>if condition don’t 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</text:p>
          </table:table-cell>
          <table:table-cell table:number-columns-repeated="1008"/>
        </table:table-row>
        <table:table-row table:style-name="ro1" table:visibility="filter">
          <table:table-cell table:number-columns-repeated="2" office:value-type="string" calcext:value-type="string">
            <text:p>launder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aw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awfully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aws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awsuit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awsuits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eadership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ead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east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egal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egalized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egalizes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egally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egislation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egislations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egislative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egislator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egislators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egislature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egislatures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egitimat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less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 less develop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develop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</text:p>
          </table:table-cell>
          <table:table-cell table:number-columns-repeated="1008"/>
        </table:table-row>
        <table:table-row table:style-name="ro1" table:visibility="filter">
          <table:table-cell table:number-columns-repeated="2" office:value-type="string" calcext:value-type="string">
            <text:p>lesse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esso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iabilit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ien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ighte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ikelihood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ike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limitation</text:p>
          </table:table-cell>
          <table:table-cell office:value-type="string" calcext:value-type="string">
            <text:p>Negati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eat as negative but not if <text:s/>"without limitation" which is no category</text:p>
          </table:table-cell>
          <table:table-cell office:value-type="string" calcext:value-type="string">
            <text:p>if condition don’t 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itation</text:p>
          </table:table-cell>
          <table:table-cell office:value-type="string" calcext:value-type="string">
            <text:p>with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</text:p>
          </table:table-cell>
          <table:table-cell table:number-columns-repeated="1008"/>
        </table:table-row>
        <table:table-row table:style-name="ro1" table:visibility="filter">
          <table:table-cell table:number-columns-repeated="2" office:value-type="string" calcext:value-type="string">
            <text:p>limitatio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inger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iqui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iquidat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iquidated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iquidat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iquidating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iquidation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iquidatio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iquidit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itigating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itiga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ittl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ong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onge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os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os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os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os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oss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os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owe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owering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owest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oyal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oyalt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ucrativ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uxur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ly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agnification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agnif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agnitud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ain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alfeasanc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alfunc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alfunction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alfunctio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aliciou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alpractic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anageabl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andate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andated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andates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andatory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anipulat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anipula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anipula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manipulatio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f used within 1 of market</text:p>
          </table:table-cell>
          <table:table-cell office:value-type="string" calcext:value-type="string">
            <text:p>if condition 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manipul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table:number-columns-repeated="1008"/>
        </table:table-row>
        <table:table-row table:style-name="ro1" table:visibility="filter">
          <table:table-cell table:number-columns-repeated="2" office:value-type="string" calcext:value-type="string">
            <text:p>man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arkdow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aster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aterial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aterial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atur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aximiz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aximum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ay</text:p>
          </table:table-cell>
          <table:table-cell office:value-type="string" calcext:value-type="string">
            <text:p>Mo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aybe</text:p>
          </table:table-cell>
          <table:table-cell office:value-type="string" calcext:value-type="string">
            <text:p>Mo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aynot</text:p>
          </table:table-cell>
          <table:table-cell office:value-type="string" calcext:value-type="string">
            <text:p>Nega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eaningful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eaningfull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er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ere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ght</text:p>
          </table:table-cell>
          <table:table-cell office:value-type="string" calcext:value-type="string">
            <text:p>Mo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nimum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no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sappropriat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sappropria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scalculatio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sconduc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shandl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sinterpreta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sjudg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sjudg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sjudg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sjudgme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sjudgment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slead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smanageme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smatch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smatch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smatch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smatch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splac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spric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spricing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srepresenta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s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ss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ss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ss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sstep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stake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staken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stak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sunderstoo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sus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tigate</text:p>
          </table:table-cell>
          <table:table-cell office:value-type="string" calcext:value-type="string">
            <text:p>Mo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itigation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oderat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oderate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odest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odest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onitor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onopoly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oratoria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oratorium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oratorium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or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ost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ost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uch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must</text:p>
          </table:table-cell>
          <table:table-cell office:value-type="string" calcext:value-type="string">
            <text:p>Mo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arrow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arrowe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arrow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ascent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ationalization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ea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earest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ear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ecessar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egativ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egative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eglec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eglec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egligenc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eglige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egligi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either</text:p>
          </table:table-cell>
          <table:table-cell office:value-type="string" calcext:value-type="string">
            <text:p>Nega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ever</text:p>
          </table:table-cell>
          <table:table-cell office:value-type="string" calcext:value-type="string">
            <text:p>Nega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ega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o action</text:p>
          </table:table-cell>
          <table:table-cell office:value-type="string" calcext:value-type="string">
            <text:p>Leg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ominal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Nega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oncomplianc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oncomplia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onpayme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onperformanc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onperform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onrecours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ontranspare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or</text:p>
          </table:table-cell>
          <table:table-cell office:value-type="string" calcext:value-type="string">
            <text:p>Nega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ormal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ot</text:p>
          </table:table-cell>
          <table:table-cell office:value-type="string" calcext:value-type="string">
            <text:p>Nega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othing</text:p>
          </table:table-cell>
          <table:table-cell office:value-type="string" calcext:value-type="string">
            <text:p>Nega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ullif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ullify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numerous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bjectio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bligor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bligors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bsolescenc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bsolet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bstacl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ccasional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ften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miss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missio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mi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mit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mitt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nerou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n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paqu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paquenes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pportun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pportunistic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pportunisticall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pportunitie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pportunit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ppos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ppos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pposi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ptimal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ptimism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ptimistic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ptimization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ptimiz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rdinari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rdinar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riginal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ught</text:p>
          </table:table-cell>
          <table:table-cell office:value-type="string" calcext:value-type="string">
            <text:p>Mo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utag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utda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utperform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utperform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utperform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utperform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utsid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utstanding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outstanding</text:p>
          </table:table-cell>
          <table:table-cell office:value-type="string" calcext:value-type="string">
            <text:p>lo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</text:p>
          </table:table-cell>
          <table:table-cell table:number-columns-repeated="1008"/>
        </table:table-row>
        <table:table-row table:style-name="ro1" table:visibility="filter">
          <table:table-cell table:number-columns-repeated="2" office:value-type="string" calcext:value-type="string">
            <text:p>ove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verall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verbuild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verburden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vercapacit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vercom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verestimat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verestima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verlook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verlook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verlook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ver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verproduc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verru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verstat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versta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verstat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versupp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verturn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vervalua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overvalu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anic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ari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arit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artial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articular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assu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atienc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ayoff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enaliz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enalti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enalty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ending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erfec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erfectl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erform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erhaps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eri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eriodic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eriodicall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erjur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erpetual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ersis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ersis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ersistenc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ersiste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ersistent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ersist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ervasiv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ervasivenes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essimism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innacl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oor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opula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opularit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os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os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os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ositiv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ositivel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ossibilities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ossibilit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ossible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ossibl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ostpon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ostpon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ostpon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otential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otentiall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owerful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actical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carious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cious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cipitous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cise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cision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clud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clud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clud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clud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dict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dictabilit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dictable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dicted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dicting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diction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dictions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dictive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dictor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dictors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dicts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dominant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dominant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ferabl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ferential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ferred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liminaril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liminar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matur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mier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parednes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serv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sumabl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sumed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sumption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valenc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valent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ve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vent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ven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event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imari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im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incipal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io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activ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activel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babilities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babilit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bable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babl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blem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blematic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blem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ductiv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ficienc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fi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fitabilit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fitabl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fitabl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fit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gres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gress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hibit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hibited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hibiting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hibition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hibitions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hibitively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hibits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longa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long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minen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mis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n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nounced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per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per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portionate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secu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sperit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test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trac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oxy contest</text:p>
          </table:table-cell>
          <table:table-cell office:value-type="string" calcext:value-type="string">
            <text:p>Leg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uden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rudentl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unish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unish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unitiv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urpor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purport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qualifi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qualit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quasi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ques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questiona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questio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quick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adioactiv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andom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apid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apidit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apid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ar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are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adi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alistic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aliz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asonabl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asonabl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boun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bound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bound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buttable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cal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call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cent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ceptiv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cess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cessionar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cessio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ctif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dres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duc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duc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duc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duction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ferendum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fusa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fus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fus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fus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gain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gain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gain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gula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gular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gulate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gulated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gulates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gulating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gulation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gulations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gulator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gulators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gulatory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jec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jec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jec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laxed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liabilit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liabl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liabl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linquish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luctanc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lucta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mand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mediation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mot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negotiation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peated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possess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presentativ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pudiat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pudia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scind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scinded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scinding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scission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sig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signa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signatio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silien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solv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stat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sta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stateme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statement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stat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structur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structur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structur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structur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structuring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taliator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turn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venu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voca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voke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vok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vok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war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ward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ward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eward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ich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igorous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igorous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ising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isk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isk is greater</text:p>
          </table:table-cell>
          <table:table-cell office:value-type="string" calcext:value-type="string">
            <text:p>Negativ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iskier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iskies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iskiness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isking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iskles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isk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isk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obustnes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ough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uled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uling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ulings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unawa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ru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acrific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acrific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acrific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acrific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afeguar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afeguard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am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anction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anctions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atisfaction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atisfactor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atisfi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atisfie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atisf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atisfy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candal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carc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carcit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crutin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ecur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ecur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ecure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eem</text:p>
          </table:table-cell>
          <table:table-cell office:value-type="string" calcext:value-type="string">
            <text:p>Mo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eems</text:p>
          </table:table-cell>
          <table:table-cell office:value-type="string" calcext:value-type="string">
            <text:p>Mo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eismic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eiz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eiz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eldom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elect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electiv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elective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ensitiv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ensitivit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eriou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erious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etback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etback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ever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evere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everit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harp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harpe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harp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hort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hortag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hortag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horte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hortfal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hortfall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hort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hould</text:p>
          </table:table-cell>
          <table:table-cell office:value-type="string" calcext:value-type="string">
            <text:p>Mo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hould not</text:p>
          </table:table-cell>
          <table:table-cell office:value-type="string" calcext:value-type="string">
            <text:p>Nega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houldn't</text:p>
          </table:table-cell>
          <table:table-cell office:value-type="string" calcext:value-type="string">
            <text:p>shouldnt</text:p>
          </table:table-cell>
          <table:table-cell office:value-type="string" calcext:value-type="string">
            <text:p>Negato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hrinking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hutdow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ignificanc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ignificant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ignificant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imila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imilar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izabl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kew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kew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kill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kill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kill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light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light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lippag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low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lowdow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lowdow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low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lower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lowes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low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low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low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luggish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lump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malle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mar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mooth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oli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olv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ometim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ometimes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omewhat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ophisticat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ophistication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oun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oundnes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pecial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pecialis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pecialized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pecific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pecifical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peculate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peculating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peculation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peculative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peculativel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poradic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poradical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abilit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abilization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abiliz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abiliz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abl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agna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atute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atutes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atutory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eadi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ead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eep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eepe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ole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oppag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oppag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opp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op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rai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rain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rai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rategic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rategicall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rength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rengthen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rengthen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rengthen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rengthen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rength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res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ress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ress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ro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ronger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ronges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rong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ruggl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truggl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bjec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bject to</text:p>
          </table:table-cell>
          <table:table-cell office:value-type="string" calcext:value-type="string">
            <text:p>Negati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bject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bordinat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bstantial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bstantial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bstantiv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btl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cce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cceed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cceed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cceed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cces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ccesse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ccessful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ccessfull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dden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dden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ffer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ffer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ffer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ffer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fficienc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fficient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fficient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ggest</text:p>
          </table:table-cell>
          <table:table-cell office:value-type="string" calcext:value-type="string">
            <text:p>Mo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ggested</text:p>
          </table:table-cell>
          <table:table-cell office:value-type="string" calcext:value-type="string">
            <text:p>Mo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ggesting</text:p>
          </table:table-cell>
          <table:table-cell office:value-type="string" calcext:value-type="string">
            <text:p>Mo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ggests</text:p>
          </table:table-cell>
          <table:table-cell office:value-type="string" calcext:value-type="string">
            <text:p>Mo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itabilit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itabl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pe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perior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prem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re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rg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rpas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rpass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rpasse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rpass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rplu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rprise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rviv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sceptibilit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scepti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spec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spen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spend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spend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spend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spens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spensio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spiciou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stainabl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ustainabl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swing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alent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amper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ariff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ariffs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ax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axabilit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ax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axes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ax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emporaril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emporar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end</text:p>
          </table:table-cell>
          <table:table-cell office:value-type="string" calcext:value-type="string">
            <text:p>Mo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endenc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ending</text:p>
          </table:table-cell>
          <table:table-cell office:value-type="string" calcext:value-type="string">
            <text:p>Mo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ends</text:p>
          </table:table-cell>
          <table:table-cell office:value-type="string" calcext:value-type="string">
            <text:p>Mo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ens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ens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entativel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erminat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erminated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erminat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erminating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ermina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errorism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erroris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errorist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heir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hin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hin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hinne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horough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houghtful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houghtfull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hrea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hreate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hreaten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hreaten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hreate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hreat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hroughout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ighten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ighten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ight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imelines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ime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olerat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op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otal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ouchston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rail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ransparenc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ransparen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rap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remendous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rou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roubl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roubl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urbulenc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urbulent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urmoi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urnaroun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ypical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typicall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ltra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ccepta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cceptab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nticipa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ttractiv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uthoriz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vailabilit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vaila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voida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awar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biase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certai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certainties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certaint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clear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comforta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conditional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conditionall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constitutional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controlla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controll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deliver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de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dercapitaliz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derestimat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derestima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derfund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dermin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dermin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dermin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derperform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derperformanc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derperform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derperform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derperform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derproduc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derstat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dersta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derutiliza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dervalua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dervalu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desira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desir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detec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determin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disclos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du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du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economic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economica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employ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employme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enforceable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equa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ethica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even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expected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expected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fair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favora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favorab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favoura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foreseea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foresee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found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friend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fund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iform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iform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insur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intend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intentiona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intentional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iqu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ique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justifi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lawfu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less</text:p>
          </table:table-cell>
          <table:table-cell office:value-type="string" calcext:value-type="string">
            <text:p>Nega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like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likel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necessar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pai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plann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precedented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predictabilit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predicta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predictabl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productiv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profita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proven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quantifiable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realistic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reasona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reasonab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relia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resolv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res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saf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satisfactor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schedul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secur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settled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soun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sta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successfu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suita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sur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sustaina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tested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time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usa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usual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usual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wan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warran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will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nwillingnes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p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pheaval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pper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pse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psid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psw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ptren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pturn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pturn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pwar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pward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pwards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seful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sual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sual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usury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ague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alid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alidit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aluabl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ariabilit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ariable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ariables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ariance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ariances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ariant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ariation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ariations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aried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aries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ar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arying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ast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ersatilit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er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ibrant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igor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igorou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igorousl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iolat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iolat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iolat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iolat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iolatio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iolatio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iolator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iolenc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iolen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irtue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isionar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oid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olati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olatilities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olatility</text:p>
          </table:table-cell>
          <table:table-cell office:value-type="string" calcext:value-type="string">
            <text:p>Uncerta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oluminous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ulnerabiliti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ulnerabilit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vulnerabl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ar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arfar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arn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arn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arning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arrant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as no</text:p>
          </table:table-cell>
          <table:table-cell office:value-type="string" calcext:value-type="string">
            <text:p>Nega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as not</text:p>
          </table:table-cell>
          <table:table-cell office:value-type="string" calcext:value-type="string">
            <text:p>Nega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asn't</text:p>
          </table:table-cell>
          <table:table-cell office:value-type="string" calcext:value-type="string">
            <text:p>wasnt</text:p>
          </table:table-cell>
          <table:table-cell office:value-type="string" calcext:value-type="string">
            <text:p>Negato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ast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eak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eake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eaken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eaken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eake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eaker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eakes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eak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eaknes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eaknesse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ell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ere not</text:p>
          </table:table-cell>
          <table:table-cell office:value-type="string" calcext:value-type="string">
            <text:p>Nega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eren't</text:p>
          </table:table-cell>
          <table:table-cell office:value-type="string" calcext:value-type="string">
            <text:p>werent</text:p>
          </table:table-cell>
          <table:table-cell office:value-type="string" calcext:value-type="string">
            <text:p>Negato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hol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idely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iden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idespread</text:p>
          </table:table-cell>
          <table:table-cell office:value-type="string" calcext:value-type="string">
            <text:p>Deg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ill</text:p>
          </table:table-cell>
          <table:table-cell office:value-type="string" calcext:value-type="string">
            <text:p>Mo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ill not</text:p>
          </table:table-cell>
          <table:table-cell office:value-type="string" calcext:value-type="string">
            <text:p>Nega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in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inner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inner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inning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ins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11-27" calcext:value-type="date">
            <text:p>11/27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isel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date" office:date-value="2019-06-14" calcext:value-type="date">
            <text:p>06/14/19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n't</text:p>
          </table:table-cell>
          <table:table-cell office:value-type="string" calcext:value-type="string">
            <text:p>wont</text:p>
          </table:table-cell>
          <table:table-cell office:value-type="string" calcext:value-type="string">
            <text:p>Negato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orse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orsen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orsened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orseni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orsen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orst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orthless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orthy</text:p>
          </table:table-cell>
          <table:table-cell office:value-type="string" calcext:value-type="string">
            <text:p>Posi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ould</text:p>
          </table:table-cell>
          <table:table-cell office:value-type="string" calcext:value-type="string">
            <text:p>Mod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ould no</text:p>
          </table:table-cell>
          <table:table-cell office:value-type="string" calcext:value-type="string">
            <text:p>Nega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ould not</text:p>
          </table:table-cell>
          <table:table-cell office:value-type="string" calcext:value-type="string">
            <text:p>Nega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wouldn't</text:p>
          </table:table-cell>
          <table:table-cell office:value-type="string" calcext:value-type="string">
            <text:p>wouldnt</text:p>
          </table:table-cell>
          <table:table-cell office:value-type="string" calcext:value-type="string">
            <text:p>Negato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rong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rongful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wrongly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you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visibility="filter">
          <table:table-cell table:number-columns-repeated="2" office:value-type="string" calcext:value-type="string">
            <text:p>your</text:p>
          </table:table-cell>
          <table:table-cell office:value-type="string" calcext:value-type="string">
            <text:p>Negativ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sentiment_dictionary_add_irreg_token_rules.A1:sentiment_dictionary_add_irreg_token_rules.P2202" table:display-filter-buttons="true">
          <table:filter>
            <table:filter-and>
              <table:filter-condition table:field-number="8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30T14:47:38.684614122</dc:date>
    <meta:editing-duration>PT4M50S</meta:editing-duration>
    <meta:editing-cycles>1</meta:editing-cycles>
    <meta:document-statistic meta:table-count="1" meta:cell-count="18328" meta:object-count="0"/>
    <meta:generator>LibreOffice/6.4.7.2$Linux_X86_64 LibreOffice_project/40$Build-2</meta:generator>
  </office:meta>
</office:document-meta>
</file>